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0.85cm" fo:min-width="3.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94cm" svg:stroke-color="#0000cc" draw:marker-start-width="0.49cm" draw:marker-end="" draw:marker-end-width="0.59cm" draw:fill="none" draw:textarea-horizontal-align="center" draw:textarea-vertical-align="middle" fo:padding-top="0.221cm" fo:padding-bottom="0.221cm" fo:padding-left="0.346cm" fo:padding-right="0.346cm"/>
    </style:style>
    <style:style style:name="P1" style:family="paragraph">
      <loext:graphic-properties draw:fill-color="#cc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1.1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1cm" svg:x="6.6cm" svg:y="4.4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5.299cm" svg:height="2.299cm" svg:x="4.8cm" svg:y="4.9cm" svg:viewBox="0 0 5300 2300" draw:points="0,2300 1600,2300 1700,2300 3400,0 3500,0 53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3:41:49.814716025</meta:creation-date>
    <dc:date>2017-12-03T14:02:34.295458330</dc:date>
    <meta:editing-duration>PT5M13S</meta:editing-duration>
    <meta:editing-cycles>1</meta:editing-cycles>
    <meta:document-statistic meta:object-count="3"/>
    <meta:generator>LibreOffice/5.1.6.2$Linux_X86_64 LibreOffice_project/10m0$Build-2</meta:generator>
  </office:meta>
</office:document-meta>
</file>